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4971" officeooo:paragraph-rsid="001c4971"/>
    </style:style>
    <style:style style:name="P2" style:family="paragraph" style:parent-style-name="Standard">
      <style:text-properties officeooo:rsid="001c4971" officeooo:paragraph-rsid="001d7f74"/>
    </style:style>
    <style:style style:name="P3" style:family="paragraph" style:parent-style-name="Standard">
      <style:text-properties officeooo:rsid="001d7f74" officeooo:paragraph-rsid="001d7f74"/>
    </style:style>
    <style:style style:name="P4" style:family="paragraph" style:parent-style-name="Standard">
      <style:text-properties officeooo:rsid="001ddd53" officeooo:paragraph-rsid="001ddd53"/>
    </style:style>
    <style:style style:name="P5" style:family="paragraph" style:parent-style-name="Standard">
      <style:text-properties officeooo:rsid="001f9c71" officeooo:paragraph-rsid="001f9c71"/>
    </style:style>
    <style:style style:name="P6" style:family="paragraph" style:parent-style-name="Standard">
      <style:text-properties officeooo:rsid="0020d10c" officeooo:paragraph-rsid="0020d10c"/>
    </style:style>
    <style:style style:name="P7" style:family="paragraph" style:parent-style-name="Standard">
      <style:text-properties fo:font-style="normal" officeooo:rsid="001f9c71" officeooo:paragraph-rsid="001ddd53" style:font-style-asian="normal" style:font-style-complex="normal"/>
    </style:style>
    <style:style style:name="P8" style:family="paragraph" style:parent-style-name="Standard">
      <style:text-properties fo:font-style="normal" officeooo:rsid="001f9c71" officeooo:paragraph-rsid="001f9c71" style:font-style-asian="normal" style:font-style-complex="normal"/>
    </style:style>
    <style:style style:name="P9" style:family="paragraph" style:parent-style-name="Standard">
      <style:text-properties fo:font-style="normal" officeooo:rsid="0020d10c" officeooo:paragraph-rsid="001f9c71" style:font-style-asian="normal" style:font-style-complex="normal"/>
    </style:style>
    <style:style style:name="P10" style:family="paragraph" style:parent-style-name="Standard">
      <style:text-properties fo:font-style="normal" officeooo:rsid="0020d10c" officeooo:paragraph-rsid="0020d10c" style:font-style-asian="normal" style:font-style-complex="normal"/>
    </style:style>
    <style:style style:name="P11" style:family="paragraph" style:parent-style-name="Standard">
      <style:text-properties fo:font-style="normal" officeooo:rsid="00227085" officeooo:paragraph-rsid="00227085" style:font-style-asian="normal" style:font-style-complex="normal"/>
    </style:style>
    <style:style style:name="P12" style:family="paragraph" style:parent-style-name="Standard">
      <style:text-properties fo:font-style="normal" officeooo:rsid="0026bc7b" officeooo:paragraph-rsid="0026bc7b" style:font-style-asian="normal" style:font-style-complex="normal"/>
    </style:style>
    <style:style style:name="P13" style:family="paragraph" style:parent-style-name="Standard">
      <style:text-properties fo:font-style="normal" officeooo:rsid="0028daa1" officeooo:paragraph-rsid="0028daa1" style:font-style-asian="normal" style:font-style-complex="normal"/>
    </style:style>
    <style:style style:name="P14" style:family="paragraph" style:parent-style-name="Standard">
      <style:text-properties fo:font-style="normal" officeooo:rsid="002a3f67" officeooo:paragraph-rsid="002a3f67" style:font-style-asian="normal" style:font-style-complex="normal"/>
    </style:style>
    <style:style style:name="P15" style:family="paragraph" style:parent-style-name="Standard">
      <style:text-properties officeooo:paragraph-rsid="00227085"/>
    </style:style>
    <style:style style:name="T1" style:family="text">
      <style:text-properties officeooo:rsid="001da7cf"/>
    </style:style>
    <style:style style:name="T2" style:family="text">
      <style:text-properties officeooo:rsid="001ddd53"/>
    </style:style>
    <style:style style:name="T3" style:family="text">
      <style:text-properties officeooo:rsid="001f9c71"/>
    </style:style>
    <style:style style:name="T4" style:family="text">
      <style:text-properties fo:font-style="italic" officeooo:rsid="001f9c71"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f9c71" style:font-style-asian="normal" style:font-style-complex="normal"/>
    </style:style>
    <style:style style:name="T7" style:family="text">
      <style:text-properties fo:font-style="normal" officeooo:rsid="0020d10c" style:font-style-asian="normal" style:font-style-complex="normal"/>
    </style:style>
    <style:style style:name="T8" style:family="text">
      <style:text-properties fo:font-style="normal" officeooo:rsid="00227085" style:font-style-asian="normal" style:font-style-complex="normal"/>
    </style:style>
    <style:style style:name="T9" style:family="text">
      <style:text-properties officeooo:rsid="0023e5e7"/>
    </style:style>
    <style:style style:name="T10" style:family="text">
      <style:text-properties officeooo:rsid="0025cc67"/>
    </style:style>
    <style:style style:name="T11" style:family="text">
      <style:text-properties officeooo:rsid="0026bc7b"/>
    </style:style>
    <style:style style:name="T12" style:family="text">
      <style:text-properties officeooo:rsid="00278d21"/>
    </style:style>
    <style:style style:name="T13" style:family="text">
      <style:text-properties officeooo:rsid="002a3f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dicción de progresión de enfermedades neurodegenerativas</text:p>
      <text:p text:style-name="P1"/>
      <text:p text:style-name="P1">Resumen</text:p>
      <text:p text:style-name="P2"><text:tab/>Este trabajo presenta una simulación computacional de un hospital de enfermedades neurodegenerativas, basada en agentes inteligentes, con el objetivo de evaluar la eficacia de diferentes tipos de tratamientos y medicamentos para la positiva evolución de los pacientes. La simulación contempla dos tipos de agentes fundamentales: doctores y pacientes. Los doctores tienen una serie de equipos a su disposición para la recuperación de los pacientes, así como medicamentos y tratamientos varios. Para escoger cuales son las mejores opciones para el paciente se aplica un algoritmo de búsqueda. </text:p>
      <text:p text:style-name="P3"><text:tab/>Los pacientes acudirán a las consultas buscando mejorar su estado. Serán diagnosticados por un sistema que combina el uso de un LLM y un algoritmo que aplica técnicas de conocimiento. El primero se encarga de realizar la entrevista con el paciente y sonsacar los síntomas perceptibles. El segundo, a partir de los síntomas detectados y un previo entrenamiento con una base de datos de pacientes, predice cuales son las posibles enfermedades que posea el paciente.</text:p>
      <text:p text:style-name="P2"/>
      <text:p text:style-name="P3">Introducción</text:p>
      <text:p text:style-name="P3"><text:tab/>El futuro se acerca con avances tecnológicos cada vez más veloces. Las ciencias médicas no se quedan atrás y en el último siglo las enfermedades más mortíferas han sido erradicadas. En cambio han surgido nuevas y más complejas enfermedades a las que debemos enfrentar.</text:p>
      <text:p text:style-name="P3"><text:tab/>No es sorpresa para nadie saber que las enfermedades del futuro van a ser las enfermedades neurodegenerativas. Con tanto progreso en la nanobiotecnologia, el resto de órganos van a ser infalibles en cuestión de algunas décadas pero el cerebro seguirá siendo un problema. </text:p>
      <text:p text:style-name="P3"><text:tab/>Este trabajo se centra en la detección <text:span text:style-name="T1">y la búsqueda de mecanismos para detener el progreso de las enfermedades neurodegenerativas, siendo el eje central la interacción entre dos tipos de agentes: doctores y pacientes; y el medio: el hospital. Los doctores con el deber de detectar las enfermedades y conducir al paciente por una serie de tratamientos para invertir el avance de la enfermedad. Los pacientes con su principal objetivo de mejorar su estado de salud, también juegan con la incertidumbre que genera ciertos tratamientos a largo plazo, con efectos secundarios agresivos y la posibilidad de abandonar sus tratamientos.</text:span></text:p>
      <text:p text:style-name="P3"><text:tab/><text:span text:style-name="T1">El hospital, como medio en el que se desarrolla la simulación, posee los recursos necesarios para que los agentes puedan cumplir sus objetivos, proporcionar información acerca del estado de cada uno de ellos </text:span><text:span text:style-name="T2">e interactuar entre ellos. Los agentes serán influenciados por el medio impidiendo su normal funcionamiento y afectando los deseos y creencias de los mismos.</text:span></text:p>
      <text:p text:style-name="P3"><text:tab/><text:span text:style-name="T2">El principal objetivo del presente trabajo es detallar el avance de distintas enfermedades neurodegenerativas, la influencia que puede ejercer sobre ellas distintos tratamientos o medicamentos y la importancia de las creencias y decisiones de los portadores para el progreso de la misma en el paciente. También se desea analizar la precisión del sistema de predicción de enfermedades a partir de ciertos síntomas e incluso el mejoramiento del mismo. </text:span></text:p>
      <text:p text:style-name="P3"/>
      <text:p text:style-name="P4">Marco Teórico</text:p>
      <text:p text:style-name="P4"/>
      <text:p text:style-name="P4">Método</text:p>
      <text:p text:style-name="P4"><text:tab/>Para los estudios realizados en este trabajo, se tiene como principal herramienta</text:p>
      <text:p text:style-name="P4">y método de generación y obtención de datos, la simulación computacional con-</text:p>
      <text:p text:style-name="P4">formada para este trabajo en particular en el lenguaje de programación Python.</text:p>
      <text:p text:style-name="P4">Por esta razón, es necesario conocer los detalles de su implementación.</text:p>
      <text:p text:style-name="P4"/>
      <text:p text:style-name="P4">Simulación</text:p>
      <text:p text:style-name="P4"><text:tab/>Esta, es una simulación basada en agentes inteligentes que interactúan entre sı́ y</text:p>
      <text:p text:style-name="P4">con el medio, cuyas implementaciones serán abordadas en las secciones posteriores.</text:p>
      <text:p text:style-name="P4"><text:soft-page-break/>Como el objetivo es analizar la influencia de distintos tratamientos y medicamentos en las diferentes enfermedades, es necesario manejar la variable temporal para poder comprobar el progreso, por tanto, la simulación recreada es dinámica.</text:p>
      <text:p text:style-name="P4"/>
      <text:p text:style-name="P4">Medio</text:p>
      <text:p text:style-name="P4"><text:tab/>Nuestro medio principal es el hospital, para ello se hace una representación del mismo mediante una clase. <text:span text:style-name="T3">En ella tenemos propiedades y métodos que recrean el funcionamiento de un hospital convencional.</text:span></text:p>
      <text:p text:style-name="P4"><text:tab/><text:span text:style-name="T3">Es loable mencionar las clases </text:span><text:span text:style-name="T4">Procedure</text:span><text:span text:style-name="T3"> y </text:span><text:span text:style-name="T4">Utility </text:span><text:span text:style-name="T6">que permiten obtener detalles de los servicios que presta el centro, así como de los recursos que dispone. De ahí es posible extraer información como los nombres, funcionalidades o disponibilidad de estos servicios.</text:span></text:p>
      <text:p text:style-name="P7"/>
      <text:p text:style-name="P8">Agentes</text:p>
      <text:p text:style-name="P8"><text:tab/>En la simulación intervienen dos clases de agentes distintas, como ya hemos mencionado, los doctores y los pacientes. Todos los agentes poseen una arquitectura Beliefs Desires Intentions (BDI) que les permite tomar decisiones a partir de sus propios intereses y las circunstancias externas.</text:p>
      <text:p text:style-name="P5"><text:span text:style-name="T5"><text:tab/></text:span><text:span text:style-name="T7">Los doctores buscan cumplir con su deber de mejorar el estado de salud de los pacientes, para ello se enfocan en disminuir tanto la gravedad de la enfermedad como la presencia de síntomas, para ello se apoyan en el uso de tratamientos y medicamentos que ofrece el hospital como servicios. A su vez, los galenos tienen un grupo de restricciones como lo son la vida útil de los recursos, la disponibilidad de los servicios o la seguridad del mismo.</text:span></text:p>
      <text:p text:style-name="P9"><text:tab/>Los pacientes en cambio se enfocan en soportar todos los procesos negativos asociados al tratamiento de enfermedades neurodegenerativas cumpliendo con la máxima de mejorar su estado de salud.</text:p>
      <text:p text:style-name="P9"/>
      <text:p text:style-name="P6"><text:span text:style-name="T5">Inteligencia Artificial </text:span><text:span text:style-name="T8">(IA)</text:span></text:p>
      <text:p text:style-name="P10"><text:tab/>El uso de algoritmos de inteligencia artificial en este trabajo resultó crucial para el cumplimiento de los objetivos e estudio. A continuación se expondrán los algoritmos utilizados y con qué fin.</text:p>
      <text:p text:style-name="P10"/>
      <text:p text:style-name="P11">Algoritmo de conocimiento</text:p>
      <text:p text:style-name="P15"><text:span text:style-name="T8"><text:tab/></text:span>El código presentado implementa un modelo de predicción de enfermedades a partir de síntomas utilizando un algoritmo RandomForestClassifier. En primer lugar, se realiza la lectura de los datos desde un archivo CSV, y luego se emplea la ontología cargada para crear un mapa de síntomas con el fin de identificar de manera precisa cada uno de ellos en el conjunto de datos. Además, el código utiliza la librería MultiLabelBinarizer para transformar las listas de síntomas en vectores binarios, de tal manera que se puedan procesar correctamente en los modelos de predicción.</text:p>
      <text:p text:style-name="Text_20_body"><text:tab/>Posteriormente, el código divide los datos en conjuntos de entrenamiento y prueba para entrenar un modelo de RandomForest por cada enfermedad, prediciendo de manera individual la probabilidad de que el paciente sufra una de las enfermedades neurodegenerativas en el conjunto considerado. Al final, se aplican las predicciones para calcular la precisión de los modelos en el conjunto de prueba y, posteriormente, se construye un método de predicción que permite introducir nuevos síntomas y obtener un diagnóstico basado en los modelos entrenados, devolviendo las probabilidades de sufrir cada una de las enfermedades en un formato ordenado por probabilidad.</text:p>
      <text:p text:style-name="P11"/>
      <text:p text:style-name="P11">Algoritmo de búsqueda</text:p>
      <text:p text:style-name="P15"><text:span text:style-name="T8"><text:tab/></text:span>El código presentado implementa un algoritmo de búsqueda A* (A-Star) aplicado en el contexto médico, específicamente para encontrar el mejor conjunto de tratamientos y medicamentos que maximicen la mejora del estado de un paciente. La búsqueda considera varios factores, como <text:soft-page-break/>los procedimientos disponibles, los medicamentos posibles, el costo de cada acción y el progreso del paciente. En este sentido, el algoritmo evalúa las opciones mediante una función de heurística, que mide tanto el progreso necesario para mejorar el estado de salud del paciente como la gravedad de los síntomas que requieren tratamiento. La finalidad es guiar la búsqueda hacia estados más favorables minimizando los costos.</text:p>
      <text:p text:style-name="Text_20_body"><text:tab/>El algoritmo genera sucesores de los estados actuales al aplicar nuevos procedimientos o medicamentos, evaluando cada nuevo estado en función de su costo y las mejoras que aporta. A través de un proceso de exploración de sucesores y selección de los mejores candidatos según la heurística y el costo, el sistema busca alcanzar un estado donde el progreso del paciente sea óptimo y los síntomas severos se reduzcan o eliminen. De esta manera, el código busca simular un sistema de toma de decisiones eficiente para encontrar el tratamiento más efectivo, optimizando los recursos disponibles para mejorar la salud del paciente de manera rentable.</text:p>
      <text:p text:style-name="P11"/>
      <text:p text:style-name="P11"/>
      <text:p text:style-name="P11">Large Language Model (LLM)</text:p>
      <text:p text:style-name="P11"><text:tab/>Cuando un paciente ingresa al centro neurológico lo primero que se le realiza es la consulta verbal, la cual es guiada por un LLM al cual se le especifica ahondar en la sintomatología del paciente para poder hacer un diagnóstico más profundo.</text:p>
      <text:p text:style-name="P14"><text:tab/>Posteriormente para un análisis médico más exhaustivo, se requiere de unas métricas que definan el estado general del paciente, las cuales son el nivel de energía y el nivel de dolor. Para ello es utilizado nuevamente el LLM, al cual se le muestra toda la conversación del paciente con el doctor y se le pide que escoja un valor entre 0 y 10 que defina los niveles para ambos parámetros siendo 0 el mínimo y 10 el máximo.</text:p>
      <text:p text:style-name="P11"><text:tab/>Finalmente un LLM es el encargado de realizar un resumen clínico del paso del paciente por el hospital, reseñando todos procesos por los que recorrió y cuál fue su estado inicial y su final, <text:span text:style-name="T13">así como reportar numéricamente el progreso del paciente entre 0 y 100</text:span>.</text:p>
      <text:p text:style-name="P11"/>
      <text:p text:style-name="P11">Estudios</text:p>
      <text:p text:style-name="P11">Estableciendo criterio de parada <text:span text:style-name="T9">por paciente</text:span></text:p>
      <text:p text:style-name="P11"><text:tab/><text:span text:style-name="T9">Una de las cuestiones más importantes para el correcto funcionamiento de la simulación </text:span><text:span text:style-name="T10">es decidir hasta que punto un paciente sigue siendo atendido en el hospital. La elección es un balance entre el tiempo de estancia del mismo y el progreso de la enfermedad. </text:span><text:span text:style-name="T11">Para ello se definieron distintas simulaciones con diferentes niveles de progreso de enfermedad mínimos para poder liberar una cama del centro y permitir la entrada de un nuevo paciente. Para nivel mínimo se realizaron 100 simulaciones y luego se hizo una prueba de Mann-Whitney U para analizar la cantidad de pacientes atendidos contra la probabilidad de empeorar por el nivel de progreso de enfermedad. Los resultados y discusión serán expuestos en la próxima sec</text:span>ción.</text:p>
      <text:p text:style-name="P11"/>
      <text:p text:style-name="P12">Servicio mas utilizado</text:p>
      <text:p text:style-name="P12"><text:tab/>Es importante conocer cuales son los servicio más usados por los doctores para poder conocer en el futuro <text:span text:style-name="T12">que equipos y tratamientos son los que deben reponer mas pronto o aumentar su disponibilidad. Se realizaron 100 simulaciones aplicando cada criterio de parada seleccionado en al punto anterior. Se analizó el servicio mas usado de cada uno y una comprobación de la relación entre el criterio de parada y el servicio más utilizado.</text:span></text:p>
      <text:p text:style-name="P12"/>
      <text:p text:style-name="P13">Resumen del LLM vs progreso real</text:p>
      <text:p text:style-name="P13"><text:tab/>El uso del LLM en el proyecto se divide en dos secciones, primero para la entrevista con el paciente y segundo para entregar un resumen de todo el proceso medico. Al final de este proceso se le pide al LLM que analice el progreso del paciente según todo lo vivido en el hospital. Este progreso será contrastado con el cambio del progreso de la enfermedad desde la primera consulta hasta la última y se compararán resultados. Para esta comparación se realizarán 100 simulaciones y <text:soft-page-break/>se tomará la varianza entre los progresos del LLM y los progresos reales. Se realizó, además un test de correlación de Spearman para analizar la relación existente entre la clasificación del LLM y la satisfacción real.</text:p>
      <text:p text:style-name="P11"/>
      <text:p text:style-name="P11">Resultados y discusión</text:p>
      <text:p text:style-name="P11">Distintos resultados estadísticos obtenidos que reflejen el resultado de la simulación</text:p>
      <text:p text:style-name="P11"/>
      <text:p text:style-name="P11">Conclusiones</text:p>
      <text:p text:style-name="P11"><text:tab/><text:span text:style-name="T13">La simulación realizada utilizando agentes inteligentes ha resultado de gran utilidad para evaluar la eficacia de las distintas estrategias de medicación y tratamientos. Los resultados nos muestran que un correcto funcionamiento del hospital combinado con un colectivo médico de alto nivel capaz de decidir que tratamientos y medicinas asignar en cada momento son claves para el positivo progreso de las enfermedades neurodegenerativas en los pacientes. Además se ha reflejado cual es la mejor estrategia para la gestión de un numero limitado de camas en hospitales de tan importante labor como este y como manejarlos para evitar un colapso y poder atender a la mayor cantidad de pacientes posibles sin descuidar la calidad de la atención.</text:span></text:p>
      <text:p text:style-name="P11"/>
      <text:p text:style-name="P11">Recomendaciones</text:p>
      <text:p text:style-name="P11"><text:tab/><text:span text:style-name="T13">Es sugerente mencionar que la introducción de distintos agentes de menor importancia podrían alterar sustancialmente el funcionamiento de la simulación dotando a la misma de un funcionamiento más cercano al de un hospital real. Entre estos posibles agentes podrían ser los acompañantes de los pacientes, los enfermeros, entre otros. Además sería interesante modelar cuanto puede cambiar la simulación al adicionar la variable económi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23:52:32.073466468</meta:creation-date>
    <dc:date>2024-10-08T12:23:02.414810576</dc:date>
    <meta:editing-duration>PT22M55S</meta:editing-duration>
    <meta:editing-cycles>4</meta:editing-cycles>
    <meta:generator>LibreOffice/7.3.7.2$Linux_X86_64 LibreOffice_project/30$Build-2</meta:generator>
    <meta:document-statistic meta:table-count="0" meta:image-count="0" meta:object-count="0" meta:page-count="4" meta:paragraph-count="52" meta:word-count="1939" meta:character-count="12363" meta:non-whitespace-character-count="10446"/>
  </office:meta>
</office:document-meta>
</file>